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D000000A7C598B6630A756CC8.png" manifest:media-type="image/png"/>
  <manifest:file-entry manifest:full-path="Pictures/100021180000365D00000CF9E727D02EB3A007E7.svg" manifest:media-type="image/svg+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mfortaa" svg:font-family="Comforta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fortaa" fo:font-size="40pt"/>
    </style:style>
    <style:style style:name="T1" style:family="text">
      <style:text-properties style:font-name="Comfortaa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916cm" svg:height="3.32cm" svg:x="0cm" svg:y="0cm">
          <draw:image xlink:href="Pictures/100021180000365D00000CF9E727D02EB3A007E7.svg" xlink:type="simple" xlink:show="embed" xlink:actuate="onLoad" draw:mime-type="image/svg+xml">
            <text:p text:style-name="P1"><text:span text:style-name="T1">datlas</text:span></text:p>
          </draw:image>
          <draw:image xlink:href="Pictures/10000001000002BD000000A7C598B6630A756CC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mfortaa" svg:font-family="Comforta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/>
      <style:text-properties fo:color="#347466" loext: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5cm" fo:margin-bottom="0.35cm" fo:margin-left="0.35cm" fo:margin-right="0.35cm" fo:page-width="13.917cm" fo:page-height="3.3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13T13:53:46.387123891</dc:date>
    <meta:editing-duration>PT3M35S</meta:editing-duration>
    <meta:editing-cycles>1</meta:editing-cycles>
    <meta:document-statistic meta:object-count="1"/>
    <meta:generator>LibreOffice/7.3.2.2$MacOSX_X86_64 LibreOffice_project/49f2b1bff42cfccbd8f788c8dc32c1c309559be0</meta:generator>
  </office:meta>
</office:document-meta>
</file>